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git init</text:span></text:p>
      <text:p text:style-name="Text_20_body">Con este comando de git lo que estamos haciendo es decirle a git que este pendiente de los cambios que se produzcan en los archivos de ese directorio.</text:p>
      <text:p text:style-name="P1"><text:span text:style-name="Source_20_Text">git status</text:span></text:p>
      <text:p text:style-name="Text_20_body">Este comando git imprimirá los archivos que van a ser guardados, el siguiente paso es ejecutar:</text:p>
      <text:p text:style-name="P1"><text:span text:style-name="Source_20_Text">git add .</text:span></text:p>
      <text:p text:style-name="Text_20_body">Con esto añadiremos todos los archivos que aparecían anteriormente para ser guardados. Si queremos añadir un archivo o carpeta en concreto lo podemos hacer mediante</text:p>
      <text:p text:style-name="P1"><text:span text:style-name="Source_20_Text">git add NOMBREDELARCHIVO</text:span></text:p>
      <text:p text:style-name="Text_20_body">Si queremos eliminar los archivos que acabamos de añadir para ser guardados lo podemos hacer con</text:p>
      <text:p text:style-name="P1"><text:span text:style-name="Source_20_Text">git rm .</text:span></text:p>
      <text:p text:style-name="Text_20_body">Con estos comandos hemos añadido o hemos quitado archivos pero aún no han sido guardados, para ello:</text:p>
      <text:p text:style-name="P1"><text:span text:style-name="Source_20_Text">git commit -m "Nombre descriptivo del cambio que hemos realizado"</text:span></text:p>
      <text:p text:style-name="Text_20_body">ara imprimir todos los commits que hemos realizado tenemos el comando de git:</text:p>
      <text:p text:style-name="P1"><text:span text:style-name="Source_20_Text">git log</text:span></text:p>
      <text:p text:style-name="Text_20_body">La cadena de números y letras que aparece al lado de la palabra “commit” es el identificador que podemos usar para revertir los cambios y volver atrás a ese punto. Para ello ejecutamos:</text:p>
      <text:p text:style-name="P1"><text:span text:style-name="Source_20_Text">git reset --hard IDENTIFICADOR</text:span></text:p>
      <text:p text:style-name="Text_20_body">Si quires ver los cambios que has realizado desde el último commit lo puedes hacer con:</text:p>
      <text:p text:style-name="P1"><text:span text:style-name="Source_20_Text">git diff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3:22:31.084272294</meta:creation-date>
    <dc:date>2018-12-02T13:25:49.604731931</dc:date>
    <meta:editing-duration>PT3M21S</meta:editing-duration>
    <meta:editing-cycles>1</meta:editing-cycles>
    <meta:document-statistic meta:table-count="0" meta:image-count="0" meta:object-count="0" meta:page-count="1" meta:paragraph-count="17" meta:word-count="196" meta:character-count="1123" meta:non-whitespace-character-count="945"/>
    <meta:generator>LibreOffice/5.1.6.2$Linux_x86 LibreOffice_project/10m0$Build-2</meta:generator>
  </office:meta>
</office:document-meta>
</file>